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01_09-27-55_000.jpg</text:p>
          </table:table-cell>
          <table:table-cell office:value-type="string">
            <text:p>:m music / 楽譜メモ / kb / 20170601 / ms-5 mp-8 mp-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01_09-27-48_000.jpg</text:p>
          </table:table-cell>
          <table:table-cell office:value-type="string">
            <text:p>:m music / 楽譜メモ / kb / 20170601 / ms-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01_09-27-39_000.jpg</text:p>
          </table:table-cell>
          <table:table-cell office:value-type="string">
            <text:p>:m music / 楽譜メモ / kb / 20170601 / ms-3 k=D canon-prog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01_09-27-30_000.jpg</text:p>
          </table:table-cell>
          <table:table-cell office:value-type="string">
            <text:p>:m music / 楽譜メモ / kb / 20170601 / ms-2 k=F t=4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01_09-27-16_000.jpg</text:p>
          </table:table-cell>
          <table:table-cell office:value-type="string">
            <text:p>:m music / 楽譜メモ / kb / 20170601 / ms-1 k=C t=4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01_09-26-50_000.jpg</text:p>
          </table:table-cell>
          <table:table-cell office:value-type="string">
            <text:p>:m music / log / kb / done / N+ / 20170601 / 連打; トリル; ms-1ms-2; <text:s/>フレーズレット ms-3; リズムピアノ ms-4; canon-prog k=C free-play dom-1; 合う音 k=C; ペダルの練習 ms-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01_00-33-17_000.jpg</text:p>
          </table:table-cell>
          <table:table-cell office:value-type="string">
            <text:p>:m 3-4*4 RES / free# K6H7DD 26#1 / シュレーディンガー方程式 / パルス　井戸　波動関数　定在波　角周波数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6-01_00-32-33_000.jpg</text:p>
          </table:table-cell>
          <table:table-cell office:value-type="string">
            <text:p>:m 1-2*4 RES / free# K6H7DD 26#1 / シュレーディンガー方程式 / 不確定性原理　パルス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6-01_00-31-55_000.jpg</text:p>
          </table:table-cell>
          <table:table-cell office:value-type="string">
            <text:p>:tome <text:s/>/ better, cheaper, differ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01_00-31-44_000.jpg</text:p>
          </table:table-cell>
          <table:table-cell office:value-type="string">
            <text:p>:m :? 1*1 / res science / シュレディンガー方程式 / sin(2pi*x/L) 周期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31_20-01-2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31_10-56-33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7-05-31_10-37-15_000.jpg</text:p>
          </table:table-cell>
          <table:table-cell office:value-type="string">
            <text:p>:m 1*1 prog / 6*15#1 / image programming / N+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31_09-09-18_000.jpg</text:p>
          </table:table-cell>
          <table:table-cell office:value-type="string">
            <text:p>:m music / 楽譜メモ / kb / 20170531 / ms.1 mp.3 crown-prog k=D t=80 melody.A melody.B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31_09-09-06_000.jpg</text:p>
          </table:table-cell>
          <table:table-cell office:value-type="string">
            <text:p>:m music / 楽譜メモ / kb / 20170531 / ms.1 mp.3 crown-prog k=D t=80 melody.A melody.B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31_09-08-43_000.jpg</text:p>
          </table:table-cell>
          <table:table-cell office:value-type="string">
            <text:p>:m music / log / kb / done / N+ / 20170531 / 連打 prev.mp-3 prev.mp-4 ms-1 dom-3 dom-1 prev.dom-4 スライド連打 ms-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31_01-36-55_000.jpg</text:p>
          </table:table-cell>
          <table:table-cell office:value-type="string">
            <text:p>:m 3*3 RES / free# K6H7DD 25#1 / シュレーディンガー方程式 / 可換演算子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5-31_01-36-29_000.jpg</text:p>
          </table:table-cell>
          <table:table-cell office:value-type="string">
            <text:p>:m 1-2*3 RES / free# K6H7DD 25#1 / シュレーディンガー方程式 / ハミルトニアン　時間に依存するSE　運動量演算子ブラケット表示　可換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5-30_19-47-1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5-30_18-57-01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5-30_10-39-47_000.jpg</text:p>
          </table:table-cell>
          <table:table-cell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2017/06/01</text:date>, <text:time>10:50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6-01T10:50:55.36</dc:date>
    <dc:creator>岩淵 謙</dc:creator>
    <meta:editing-duration>PT51M53S</meta:editing-duration>
    <meta:editing-cycles>19</meta:editing-cycles>
    <meta:document-statistic meta:table-count="1" meta:cell-count="66" meta:object-count="0"/>
  </office:meta>
</office:document-meta>
</file>